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067in"/>
    </style:style>
    <style:style style:name="ta1co2" style:family="table-column">
      <style:table-column-properties fo:break-before="auto" style:column-width="1.549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9630000000000003in"/>
    </style:style>
    <style:style style:name="ta2co2" style:family="table-column">
      <style:table-column-properties fo:break-before="auto" style:column-width="1.549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combined/training_set.lp</text:p>
          </table:table-cell>
          <table:table-cell office:value-type="float" office:value="60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5/combined/training_set.lp</text:p>
          </table:table-cell>
          <table:table-cell office:value-type="float" office:value="64.8785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7/combined/training_set.lp</text:p>
          </table:table-cell>
          <table:table-cell office:value-type="float" office:value="60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9/combined/training_set.lp</text:p>
          </table:table-cell>
          <table:table-cell office:value-type="float" office:value="60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38/combined/training_set.lp</text:p>
          </table:table-cell>
          <table:table-cell office:value-type="float" office:value="60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39/combined/training_set.lp</text:p>
          </table:table-cell>
          <table:table-cell office:value-type="float" office:value="60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4/combined/training_set.lp</text:p>
          </table:table-cell>
          <table:table-cell office:value-type="float" office:value="60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42/combined/training_set.lp</text:p>
          </table:table-cell>
          <table:table-cell office:value-type="float" office:value="60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43/combined/training_set.lp</text:p>
          </table:table-cell>
          <table:table-cell office:value-type="float" office:value="60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51/combined/training_set.lp</text:p>
          </table:table-cell>
          <table:table-cell office:value-type="float" office:value="60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52/combined/training_set.lp</text:p>
          </table:table-cell>
          <table:table-cell office:value-type="float" office:value="60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55/combined/training_set.lp</text:p>
          </table:table-cell>
          <table:table-cell office:value-type="float" office:value="60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7/combined/training_set.lp</text:p>
          </table:table-cell>
          <table:table-cell office:value-type="float" office:value="60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5])" office:value-type="float"/>
          <table:table-cell table:formula="of:=SUM([.C3:.C15])" office:value-type="float"/>
          <table:table-cell table:formula="of:=SUM([.D3:.D15])" office:value-type="float"/>
          <table:table-cell table:formula="of:=SUM([.E3:.E15])" office:value-type="float"/>
          <table:table-cell table:formula="of:=SUM([.F3:.F15])" office:value-type="float"/>
          <table:table-cell table:formula="of:=SUM([.G3:.G15])" office:value-type="float"/>
          <table:table-cell table:formula="of:=SUM([.H3:.H15])" office:value-type="float"/>
          <table:table-cell table:formula="of:=SUM([.I3:.I1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5])" office:value-type="float"/>
          <table:table-cell table:formula="of:=AVERAGE([.C3:.C15])" office:value-type="float"/>
          <table:table-cell table:formula="of:=AVERAGE([.D3:.D15])" office:value-type="float"/>
          <table:table-cell table:formula="of:=AVERAGE([.E3:.E15])" office:value-type="float"/>
          <table:table-cell table:formula="of:=AVERAGE([.F3:.F15])" office:value-type="float"/>
          <table:table-cell table:formula="of:=AVERAGE([.G3:.G15])" office:value-type="float"/>
          <table:table-cell table:formula="of:=AVERAGE([.H3:.H15])" office:value-type="float"/>
          <table:table-cell table:formula="of:=AVERAGE([.I3:.I1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5])" office:value-type="float"/>
          <table:table-cell table:formula="of:=STDEV([.C3:.C15])" office:value-type="float"/>
          <table:table-cell table:formula="of:=STDEV([.D3:.D15])" office:value-type="float"/>
          <table:table-cell table:formula="of:=STDEV([.E3:.E15])" office:value-type="float"/>
          <table:table-cell table:formula="of:=STDEV([.F3:.F15])" office:value-type="float"/>
          <table:table-cell table:formula="of:=STDEV([.G3:.G15])" office:value-type="float"/>
          <table:table-cell table:formula="of:=STDEV([.H3:.H15])" office:value-type="float"/>
          <table:table-cell table:formula="of:=STDEV([.I3:.I1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5]-[.$D3:.$D15])^2)^0.5" office:value-type="float"/>
          <table:table-cell table:number-matrix-columns-spanned="1" table:number-matrix-rows-spanned="1" table:formula="of:=SUM(([.C3:.C15]-[.$E3:.$E1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5]=[.$D3:.$D15])" office:value-type="float"/>
          <table:table-cell table:number-matrix-columns-spanned="1" table:number-matrix-rows-spanned="1" table:formula="of:=SUM([.C3:.C15]=[.$E3:.$E1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5]&lt;[.$F3:.$F15])" office:value-type="float"/>
          <table:table-cell table:number-matrix-columns-spanned="1" table:number-matrix-rows-spanned="1" table:formula="of:=SUM([.C3:.C15]&lt;[.$G3:.$G1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5]&gt;[.$F3:.$F15])" office:value-type="float"/>
          <table:table-cell table:number-matrix-columns-spanned="1" table:number-matrix-rows-spanned="1" table:formula="of:=SUM([.C3:.C15]&gt;[.$G3:.$G1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5]=[.$H3:.$H15])" office:value-type="float"/>
          <table:table-cell table:number-matrix-columns-spanned="1" table:number-matrix-rows-spanned="1" table:formula="of:=SUM([.C3:.C15]=[.$I3:.$I1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combined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5/combined</text:p>
          </table:table-cell>
          <table:table-cell table:formula="of:=AVERAGE([Instances.B4:Instances.B4])" office:value-type="float"/>
          <table:table-cell table:formula="of:=SUM([Instances.C4:Instances.C4])" office:value-type="float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7/combined</text:p>
          </table:table-cell>
          <table:table-cell table:formula="of:=AVERAGE([Instances.B5:Instances.B5])" office:value-type="float"/>
          <table:table-cell table:formula="of:=SUM([Instances.C5:Instances.C5])" office:value-type="float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9/combined</text:p>
          </table:table-cell>
          <table:table-cell table:formula="of:=AVERAGE([Instances.B6:Instances.B6])" office:value-type="float"/>
          <table:table-cell table:formula="of:=SUM([Instances.C6:Instances.C6])" office:value-type="float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38/combined</text:p>
          </table:table-cell>
          <table:table-cell table:formula="of:=AVERAGE([Instances.B7:Instances.B7])" office:value-type="float"/>
          <table:table-cell table:formula="of:=SUM([Instances.C7:Instances.C7])" office:value-type="float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39/combined</text:p>
          </table:table-cell>
          <table:table-cell table:formula="of:=AVERAGE([Instances.B8:Instances.B8])" office:value-type="float"/>
          <table:table-cell table:formula="of:=SUM([Instances.C8:Instances.C8])" office:value-type="float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4/combined</text:p>
          </table:table-cell>
          <table:table-cell table:formula="of:=AVERAGE([Instances.B9:Instances.B9])" office:value-type="float"/>
          <table:table-cell table:formula="of:=SUM([Instances.C9:Instances.C9])" office:value-type="float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42/combined</text:p>
          </table:table-cell>
          <table:table-cell table:formula="of:=AVERAGE([Instances.B10:Instances.B10])" office:value-type="float"/>
          <table:table-cell table:formula="of:=SUM([Instances.C10:Instances.C10])" office:value-type="float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43/combined</text:p>
          </table:table-cell>
          <table:table-cell table:formula="of:=AVERAGE([Instances.B11:Instances.B11])" office:value-type="float"/>
          <table:table-cell table:formula="of:=SUM([Instances.C11:Instances.C11])" office:value-type="float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51/combined</text:p>
          </table:table-cell>
          <table:table-cell table:formula="of:=AVERAGE([Instances.B12:Instances.B12])" office:value-type="float"/>
          <table:table-cell table:formula="of:=SUM([Instances.C12:Instances.C12])" office:value-type="float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52/combined</text:p>
          </table:table-cell>
          <table:table-cell table:formula="of:=AVERAGE([Instances.B13:Instances.B13])" office:value-type="float"/>
          <table:table-cell table:formula="of:=SUM([Instances.C13:Instances.C13])" office:value-type="float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55/combined</text:p>
          </table:table-cell>
          <table:table-cell table:formula="of:=AVERAGE([Instances.B14:Instances.B14])" office:value-type="float"/>
          <table:table-cell table:formula="of:=SUM([Instances.C14:Instances.C14])" office:value-type="float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7/combined</text:p>
          </table:table-cell>
          <table:table-cell table:formula="of:=AVERAGE([Instances.B15:Instances.B15])" office:value-type="float"/>
          <table:table-cell table:formula="of:=SUM([Instances.C15:Instances.C15])" office:value-type="float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5])" office:value-type="float"/>
          <table:table-cell table:formula="of:=SUM([.C3:.C15])" office:value-type="float"/>
          <table:table-cell table:formula="of:=SUM([.D3:.D15])" office:value-type="float"/>
          <table:table-cell table:formula="of:=SUM([.E3:.E15])" office:value-type="float"/>
          <table:table-cell table:formula="of:=SUM([.F3:.F15])" office:value-type="float"/>
          <table:table-cell table:formula="of:=SUM([.G3:.G15])" office:value-type="float"/>
          <table:table-cell table:formula="of:=SUM([.H3:.H15])" office:value-type="float"/>
          <table:table-cell table:formula="of:=SUM([.I3:.I1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5])" office:value-type="float"/>
          <table:table-cell table:formula="of:=AVERAGE([.C3:.C15])" office:value-type="float"/>
          <table:table-cell table:formula="of:=AVERAGE([.D3:.D15])" office:value-type="float"/>
          <table:table-cell table:formula="of:=AVERAGE([.E3:.E15])" office:value-type="float"/>
          <table:table-cell table:formula="of:=AVERAGE([.F3:.F15])" office:value-type="float"/>
          <table:table-cell table:formula="of:=AVERAGE([.G3:.G15])" office:value-type="float"/>
          <table:table-cell table:formula="of:=AVERAGE([.H3:.H15])" office:value-type="float"/>
          <table:table-cell table:formula="of:=AVERAGE([.I3:.I1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5])" office:value-type="float"/>
          <table:table-cell table:formula="of:=STDEV([.C3:.C15])" office:value-type="float"/>
          <table:table-cell table:formula="of:=STDEV([.D3:.D15])" office:value-type="float"/>
          <table:table-cell table:formula="of:=STDEV([.E3:.E15])" office:value-type="float"/>
          <table:table-cell table:formula="of:=STDEV([.F3:.F15])" office:value-type="float"/>
          <table:table-cell table:formula="of:=STDEV([.G3:.G15])" office:value-type="float"/>
          <table:table-cell table:formula="of:=STDEV([.H3:.H15])" office:value-type="float"/>
          <table:table-cell table:formula="of:=STDEV([.I3:.I1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5]-[.$D3:.$D15])^2)^0.5" office:value-type="float"/>
          <table:table-cell table:number-matrix-columns-spanned="1" table:number-matrix-rows-spanned="1" table:formula="of:=SUM(([.C3:.C15]-[.$E3:.$E1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5]=[.$D3:.$D15])" office:value-type="float"/>
          <table:table-cell table:number-matrix-columns-spanned="1" table:number-matrix-rows-spanned="1" table:formula="of:=SUM([.C3:.C15]=[.$E3:.$E1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5]&lt;[.$F3:.$F15])" office:value-type="float"/>
          <table:table-cell table:number-matrix-columns-spanned="1" table:number-matrix-rows-spanned="1" table:formula="of:=SUM([.C3:.C15]&lt;[.$G3:.$G1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5]&gt;[.$F3:.$F15])" office:value-type="float"/>
          <table:table-cell table:number-matrix-columns-spanned="1" table:number-matrix-rows-spanned="1" table:formula="of:=SUM([.C3:.C15]&gt;[.$G3:.$G1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5]=[.$H3:.$H15])" office:value-type="float"/>
          <table:table-cell table:number-matrix-columns-spanned="1" table:number-matrix-rows-spanned="1" table:formula="of:=SUM([.C3:.C15]=[.$I3:.$I1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